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d4ea6b" draw:marker-start-width="0.321cm" draw:marker-end="Arrow" draw:marker-end-width="0.421cm" draw:fill="solid" draw:fill-color="#d4ea6b" fo:padding-top="0.167cm" fo:padding-bottom="2.199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fo:padding-top="0.167cm" fo:padding-bottom="2.199cm" fo:padding-left="0.29cm" fo:padding-right="0.2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000000" draw:marker-start-width="0.321cm" draw:marker-end="Arrow" draw:marker-end-width="0.421cm" draw:fill="solid" draw:fill-color="#d4ea6b" fo:padding-top="0.167cm" fo:padding-bottom="2.199cm" fo:padding-left="0.29cm" fo:padding-right="0.2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Symmetric_20_Arrow" draw:marker-end-width="0.379cm" draw:fill="solid" fo:padding-top="0.153cm" fo:padding-bottom="2.185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Circle" draw:marker-end-width="0.379cm" draw:fill="solid" fo:padding-top="0.153cm" fo:padding-bottom="2.185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="Circle_20_unfilled" draw:marker-start-width="0.279cm" draw:marker-end="Symmetric_20_Arrow" draw:marker-end-width="0.379cm" draw:fill="solid" fo:padding-top="0.153cm" fo:padding-bottom="2.185cm" fo:padding-left="0.276cm" fo:padding-right="0.276cm"/>
    </style:style>
    <style:style style:name="gr13" style:family="graphic" style:parent-style-name="objectwithoutfill">
      <style:graphic-properties svg:stroke-width="0.081cm" svg:stroke-color="#729fcf" draw:marker-start-width="0.321cm" draw:marker-end="Arrow" draw:marker-end-width="0.421cm" draw:fill="solid" draw:fill-color="#d4ea6b" fo:padding-top="0.167cm" fo:padding-bottom="2.199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P1" style:family="paragraph">
      <loext:graphic-properties draw:fill="solid" draw:fill-color="#d4ea6b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b2b2b2"/>
      <style:paragraph-properties fo:text-align="start"/>
      <style:text-properties style:font-name="Source Code Pro1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4ea6b"/>
      <style:paragraph-properties fo:text-align="center"/>
      <style:text-properties style:font-name="Source Code Pro1" fo:font-size="13pt" style:font-size-asian="13pt" style:font-size-complex="13pt"/>
    </style:style>
    <style:style style:name="P7" style:family="paragraph">
      <loext:graphic-properties draw:fill="solid" draw:fill-color="#ffa6a6"/>
      <style:paragraph-properties fo:text-align="center"/>
      <style:text-properties style:font-name="Source Code Pro1" fo:font-size="13pt" style:font-size-asian="13pt" style:font-size-complex="13pt"/>
    </style:style>
    <style:style style:name="P8" style:family="paragraph">
      <loext:graphic-properties draw:fill="solid" draw:fill-color="#b2b2b2"/>
      <style:paragraph-properties fo:text-align="center"/>
      <style:text-properties style:font-name="Source Code Pro1"/>
    </style:style>
    <style:style style:name="P9" style:family="paragraph">
      <loext:graphic-properties draw:fill="solid" draw:fill-color="#d4ea6b"/>
      <style:paragraph-properties fo:text-align="center"/>
      <style:text-properties style:font-name="Source Code Pro1"/>
    </style:style>
    <style:style style:name="P10" style:family="paragraph">
      <loext:graphic-properties draw:fill="solid" draw:fill-color="#ffa6a6"/>
      <style:paragraph-properties fo:text-align="center"/>
      <style:text-properties style:font-name="Source Code Pro1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solid" draw:fill-color="#729fcf"/>
      <style:paragraph-properties fo:text-align="center"/>
      <style:text-properties style:font-name="Source Code Pro1" fo:font-size="16pt" style:font-size-asian="16pt" style:font-size-complex="16pt"/>
    </style:style>
    <style:style style:name="P14" style:family="paragraph">
      <loext:graphic-properties draw:fill="solid" draw:fill-color="#d4ea6b"/>
      <style:paragraph-properties fo:text-align="center"/>
      <style:text-properties style:font-name="Source Code Pro1" fo:font-size="16pt" style:font-size-asian="16pt" style:font-size-complex="16pt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3pt" style:font-size-asian="13pt" style:font-size-complex="13pt"/>
    </style:style>
    <style:style style:name="T3" style:family="text">
      <style:text-properties style:font-name="Source Code Pro1" fo:font-weight="bold" style:font-weight-asian="bold" style:font-weight-complex="bold"/>
    </style:style>
    <style:style style:name="T4" style:family="text">
      <style:text-properties style:font-name="Source Code Pr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draw:line-skew="-0.235cm -0.235cm" svg:x1="1.143cm" svg:y1="9.716cm" svg:x2="1.143cm" svg:y2="5.156cm" draw:start-shape="id1" draw:start-glue-point="3" draw:end-shape="id2" draw:end-glue-point="3" svg:d="M1143 9716h-762v-4560h762" svg:viewBox="0 0 763 4561">
          <text:p/>
        </draw:connector>
        <draw:connector draw:style-name="gr1" draw:text-style-name="P1" draw:layer="layout" draw:type="lines" draw:line-skew="-0.489cm -0.489cm" svg:x1="1.143cm" svg:y1="10.351cm" svg:x2="1.143cm" svg:y2="6.426cm" draw:start-shape="id3" draw:start-glue-point="3" draw:end-shape="id4" draw:end-glue-point="3" svg:d="M1143 10351h-1016v-3925h1016" svg:viewBox="0 0 1017 3926">
          <text:p/>
        </draw:connector>
        <draw:connector draw:style-name="gr2" draw:text-style-name="P2" draw:layer="layout" draw:type="lines" draw:line-skew="-0.018cm -0.362cm" svg:x1="4.953cm" svg:y1="2.298cm" svg:x2="8.763cm" svg:y2="3.568cm" draw:start-shape="id5" draw:start-glue-point="1" draw:end-shape="id6" draw:end-glue-point="3" svg:d="M4953 2298h508l2413 1270h889" svg:viewBox="0 0 3811 1271">
          <text:p/>
        </draw:connector>
        <draw:custom-shape draw:style-name="gr3" draw:text-style-name="P4" draw:layer="layout" svg:width="3.81cm" svg:height="1.27cm" svg:x="1.143cm" svg:y="1.981cm">
          <text:p text:style-name="P3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905cm" svg:height="0.635cm" svg:x="3.048cm" svg:y="2.61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905cm" svg:height="0.635cm" svg:x="3.048cm" svg:y="1.98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1.27cm" svg:x="1.143cm" svg:y="1.981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1.905cm" svg:height="0.635cm" svg:x="3.048cm" svg:y="2.61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1.27cm" svg:x="1.143cm" svg:y="3.251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1.905cm" svg:height="0.635cm" svg:x="3.048cm" svg:y="3.88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9" draw:id="id9" draw:layer="layout" svg:width="1.905cm" svg:height="0.635cm" svg:x="3.048cm" svg:y="3.25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1.27cm" svg:x="1.143cm" svg:y="7.0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5" draw:id="id15" draw:layer="layout" svg:width="1.905cm" svg:height="0.635cm" svg:x="3.048cm" svg:y="7.69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3" draw:id="id13" draw:layer="layout" svg:width="1.905cm" svg:height="0.635cm" svg:x="3.048cm" svg:y="7.06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.981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6" draw:id="id16" draw:layer="layout" svg:width="3.81cm" svg:height="0.635cm" svg:x="8.763cm" svg:y="2.616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6" draw:id="id6" draw:layer="layout" svg:width="3.81cm" svg:height="0.635cm" svg:x="8.763cm" svg:y="3.251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3.886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4.521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5.15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5.791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6.426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7.061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7.696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8.331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8.96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8" draw:id="id8" draw:layer="layout" svg:width="3.81cm" svg:height="0.635cm" svg:x="8.763cm" svg:y="5.15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0" draw:id="id10" draw:layer="layout" svg:width="3.81cm" svg:height="0.635cm" svg:x="8.763cm" svg:y="5.791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6.426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2" draw:id="id12" draw:layer="layout" svg:width="3.81cm" svg:height="0.635cm" svg:x="8.763cm" svg:y="7.061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4" draw:id="id24" draw:layer="layout" svg:width="3.81cm" svg:height="0.635cm" svg:x="8.763cm" svg:y="7.696cm">
          <text:p text:style-name="P5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8.331cm">
          <text:p text:style-name="P5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8.966cm">
          <text:p text:style-name="P5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1.905cm" svg:height="0.635cm" svg:x="3.048cm" svg:y="1.98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s" draw:line-skew="0cm -0.362cm" svg:x1="4.953cm" svg:y1="2.933cm" svg:x2="8.763cm" svg:y2="5.473cm" draw:start-shape="id7" draw:start-glue-point="1" draw:end-shape="id8" draw:end-glue-point="3" svg:d="M4953 2933h526l2395 2540h889" svg:viewBox="0 0 3811 2541">
          <text:p/>
        </draw:connector>
        <draw:connector draw:style-name="gr2" draw:text-style-name="P2" draw:layer="layout" draw:type="lines" draw:line-skew="0cm -0.362cm" svg:x1="4.953cm" svg:y1="3.568cm" svg:x2="8.763cm" svg:y2="6.108cm" draw:start-shape="id9" draw:start-glue-point="1" draw:end-shape="id10" draw:end-glue-point="3" svg:d="M4953 3568h526l2395 2540h889" svg:viewBox="0 0 3811 2541">
          <text:p/>
        </draw:connector>
        <draw:connector draw:style-name="gr2" draw:text-style-name="P2" draw:layer="layout" draw:type="lines" draw:line-skew="0cm -0.362cm" svg:x1="4.953cm" svg:y1="4.203cm" svg:x2="8.763cm" svg:y2="7.378cm" draw:start-shape="id11" draw:start-glue-point="1" draw:end-shape="id12" draw:end-glue-point="3" svg:d="M4953 4203h526l2395 3175h889" svg:viewBox="0 0 3811 3176">
          <text:p/>
        </draw:connector>
        <draw:connector draw:style-name="gr7" draw:text-style-name="P1" draw:layer="layout" draw:type="lines" draw:line-skew="0cm -0.489cm" svg:x1="4.953cm" svg:y1="7.378cm" svg:x2="8.763cm" svg:y2="10.553cm" draw:start-shape="id13" draw:start-glue-point="1" draw:end-shape="id14" draw:end-glue-point="3" svg:d="M4953 7378h526l2268 3175h1016" svg:viewBox="0 0 3811 3176">
          <text:p/>
        </draw:connector>
        <draw:custom-shape draw:style-name="gr6" draw:text-style-name="P8" draw:layer="layout" svg:width="3.81cm" svg:height="0.635cm" svg:x="8.763cm" svg:y="9.601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0.236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0.871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1.50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6" draw:id="id26" draw:layer="layout" svg:width="3.81cm" svg:height="0.635cm" svg:x="8.763cm" svg:y="9.601cm">
          <text:p text:style-name="P5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4" draw:id="id14" draw:layer="layout" svg:width="3.81cm" svg:height="0.635cm" svg:x="8.763cm" svg:y="10.236cm">
          <text:p text:style-name="P5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0.871cm">
          <text:p text:style-name="P5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0.635cm" svg:x="8.763cm" svg:y="11.506cm">
          <text:p text:style-name="P5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s" draw:line-skew="0cm -0.362cm" svg:x1="4.953cm" svg:y1="8.013cm" svg:x2="8.763cm" svg:y2="2.933cm" draw:start-shape="id15" draw:start-glue-point="1" draw:end-shape="id16" draw:end-glue-point="3" svg:d="M4953 8013h526l2395-5080h889" svg:viewBox="0 0 3811 5081">
          <text:p/>
        </draw:connector>
        <draw:custom-shape draw:style-name="gr8" draw:text-style-name="P9" xml:id="id22" draw:id="id22" draw:layer="layout" svg:width="0.762cm" svg:height="0.635cm" svg:x="8.763cm" svg:y="2.616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7" draw:id="id17" draw:layer="layout" svg:width="0.762cm" svg:height="0.635cm" svg:x="8.763cm" svg:y="3.251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8" draw:id="id18" draw:layer="layout" svg:width="0.762cm" svg:height="0.635cm" svg:x="8.763cm" svg:y="5.156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9" draw:id="id19" draw:layer="layout" svg:width="0.762cm" svg:height="0.635cm" svg:x="8.763cm" svg:y="5.791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20" draw:id="id20" draw:layer="layout" svg:width="0.762cm" svg:height="0.635cm" svg:x="8.763cm" svg:y="7.061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21" draw:id="id21" draw:layer="layout" svg:width="0.762cm" svg:height="0.635cm" svg:x="8.763cm" svg:y="10.236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s" svg:x1="9.144cm" svg:y1="3.886cm" svg:x2="9.144cm" svg:y2="5.156cm" draw:start-shape="id17" draw:start-glue-point="2" draw:end-shape="id18" draw:end-glue-point="0" svg:d="M9144 3886v526 216 528" svg:viewBox="0 0 1 1271">
          <text:p/>
        </draw:connector>
        <draw:connector draw:style-name="gr10" draw:text-style-name="P2" draw:layer="layout" draw:type="lines" svg:x1="9.144cm" svg:y1="6.426cm" svg:x2="9.144cm" svg:y2="7.061cm" draw:start-shape="id19" draw:start-glue-point="2" draw:end-shape="id20" draw:end-glue-point="0" svg:d="M9144 6426v526-419 528" svg:viewBox="0 0 1 636">
          <text:p/>
        </draw:connector>
        <draw:connector draw:style-name="gr11" draw:text-style-name="P2" draw:layer="layout" draw:type="lines" svg:x1="9.144cm" svg:y1="10.871cm" svg:x2="9.144cm" svg:y2="12.776cm" draw:start-shape="id21" draw:start-glue-point="2" svg:d="M9144 10871v526 1379" svg:viewBox="0 0 1 1906">
          <text:p/>
        </draw:connector>
        <draw:connector draw:style-name="gr12" draw:text-style-name="P2" draw:layer="layout" draw:type="lines" svg:x1="9.144cm" svg:y1="1.346cm" svg:x2="9.144cm" svg:y2="2.616cm" draw:end-shape="id22" draw:end-glue-point="0" svg:d="M9144 1346v742 528" svg:viewBox="0 0 1 1271">
          <text:p/>
        </draw:connector>
        <draw:connector draw:style-name="gr13" draw:text-style-name="P1" draw:layer="layout" draw:type="lines" draw:line-skew="0cm -0.362cm" svg:x1="4.953cm" svg:y1="10.986cm" svg:x2="8.763cm" svg:y2="8.013cm" draw:start-shape="id23" draw:start-glue-point="1" draw:end-shape="id24" draw:end-glue-point="3" svg:d="M4953 10986h527l2394-2973h889" svg:viewBox="0 0 3811 2974">
          <text:p/>
        </draw:connector>
        <draw:connector draw:style-name="gr13" draw:text-style-name="P1" draw:layer="layout" draw:type="lines" draw:line-skew="0cm -0.489cm" svg:x1="4.953cm" svg:y1="11.621cm" svg:x2="8.763cm" svg:y2="9.918cm" draw:start-shape="id25" draw:start-glue-point="1" draw:end-shape="id26" draw:end-glue-point="3" svg:d="M4953 11621h527l2267-1703h1016" svg:viewBox="0 0 3811 1704">
          <text:p/>
        </draw:connector>
        <draw:frame draw:style-name="gr14" draw:text-style-name="P11" draw:layer="layout" svg:width="6.35cm" svg:height="1.853cm" svg:x="0.254cm" svg:y="0.127cm">
          <draw:text-box>
            <text:p text:style-name="P5"><text:span text:style-name="T3">Segment Lookup</text:span></text:p>
            <text:p text:style-name="P5"><text:span text:style-name="T3">Table</text:span></text:p>
          </draw:text-box>
        </draw:frame>
        <draw:frame draw:style-name="gr15" draw:text-style-name="P12" draw:layer="layout" svg:width="2.921cm" svg:height="1.218cm" svg:x="9.271cm" svg:y="0.509cm">
          <draw:text-box>
            <text:p><text:span text:style-name="T3">Memory</text:span></text:p>
          </draw:text-box>
        </draw:frame>
        <draw:custom-shape draw:style-name="gr3" draw:text-style-name="P4" xml:id="id2" draw:id="id2" draw:layer="layout" svg:width="3.81cm" svg:height="1.27cm" svg:x="1.143cm" svg:y="4.521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905cm" svg:height="0.635cm" svg:x="3.048cm" svg:y="5.15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905cm" svg:height="0.635cm" svg:x="3.048cm" svg:y="4.52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25" draw:id="id25" draw:layer="layout" svg:width="3.81cm" svg:height="0.635cm" svg:x="1.143cm" svg:y="11.304cm">
          <text:p text:style-name="P5"><text:span text:style-name="T4">Mem 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23" draw:id="id23" draw:layer="layout" svg:width="3.81cm" svg:height="0.635cm" svg:x="1.143cm" svg:y="10.669cm">
          <text:p text:style-name="P5"><text:span text:style-name="T4">Mem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3" draw:id="id3" draw:layer="layout" svg:width="3.81cm" svg:height="0.635cm" svg:x="1.143cm" svg:y="10.034cm">
          <text:p text:style-name="P5"><text:span text:style-name="T4">Table 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1" draw:id="id1" draw:layer="layout" svg:width="3.81cm" svg:height="0.635cm" svg:x="1.143cm" svg:y="9.399cm">
          <text:p text:style-name="P5"><text:span text:style-name="T4">Table 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3.81cm" svg:height="1.27cm" svg:x="1.143cm" svg:y="5.791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905cm" svg:height="0.635cm" svg:x="3.048cm" svg:y="6.426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905cm" svg:height="0.635cm" svg:x="3.048cm" svg:y="5.791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draw:textarea-vertical-align="top" draw:auto-grow-height="true" fo:padding-top="0.127cm" fo:padding-bottom="2.159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73cm" fo:page-height="12.7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5T11:55:34.175454787</meta:creation-date>
    <dc:date>2019-08-22T15:00:50.751081165</dc:date>
    <meta:editing-duration>PT6H13M41S</meta:editing-duration>
    <meta:editing-cycles>29</meta:editing-cycles>
    <meta:generator>LibreOffice/6.3.0.4$Linux_X86_64 LibreOffice_project/30$Build-4</meta:generator>
    <meta:document-statistic meta:object-count="71"/>
  </office:meta>
</office:document-meta>
</file>